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1965in" fo:text-align="center" style:justify-single-word="false" fo:orphans="2" fo:widows="2" fo:text-indent="0in" style:auto-text-indent="false"/>
      <style:text-properties fo:font-variant="normal" fo:text-transform="none" fo:color="#000000" style:font-name="Times New Roman" fo:font-size="24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style>
    <style:style style:name="P3" style:family="paragraph" style:parent-style-name="Text_20_body" style:list-style-name="L1">
      <style:paragraph-properties fo:orphans="2" fo:widows="2"/>
      <style:text-properties fo:font-variant="normal" fo:text-transform="none" fo:color="#000000" style:font-name="Times New Roman" fo:font-size="12pt" fo:letter-spacing="normal" fo:font-style="normal" fo:font-weight="normal"/>
    </style:style>
    <style:style style:name="P4" style:family="paragraph" style:parent-style-name="Text_20_body">
      <style:paragraph-properties fo:orphans="2" fo:widows="2"/>
    </style:style>
    <style:style style:name="P5" style:family="paragraph" style:parent-style-name="Text_20_body">
      <style:paragraph-properties fo:margin-top="0in" fo:margin-bottom="0in" fo:text-align="center" style:justify-single-word="false" fo:orphans="2" fo:widows="2"/>
      <style:text-properties fo:font-variant="normal" fo:text-transform="none" fo:color="#000000" style:font-name="Times New Roman" fo:font-size="14pt" fo:letter-spacing="normal" fo:font-style="normal" fo:font-weight="normal"/>
    </style:style>
    <style:style style:name="P6" style:family="paragraph" style:parent-style-name="Text_20_body" style:list-style-name="L1">
      <style:paragraph-properties fo:margin-top="0in" fo:margin-bottom="0in" fo:orphans="2" fo:widows="2"/>
      <style:text-properties fo:font-variant="normal" fo:text-transform="none" fo:color="#000000" style:font-name="Times New Roman" fo:font-size="12pt" fo:letter-spacing="normal" fo:font-style="normal" fo:font-weight="normal"/>
    </style:style>
    <style:style style:name="P7" style:family="paragraph" style:parent-style-name="Text_20_body" style:list-style-name="L1">
      <style:paragraph-properties fo:margin-top="0in" fo:margin-bottom="0in" fo:orphans="2" fo:widows="2"/>
    </style:style>
    <style:style style:name="P8" style:family="paragraph" style:parent-style-name="Heading_20_3">
      <style:paragraph-properties fo:orphans="2" fo:widows="2"/>
      <style:text-properties fo:font-variant="normal" fo:text-transform="none" fo:color="#000000" style:font-name="Times New Roman" fo:font-size="12pt" fo:letter-spacing="normal" fo:font-style="normal" style:text-underline-style="solid" style:text-underline-width="auto" style:text-underline-color="font-color" fo:font-weight="normal"/>
    </style:style>
    <style:style style:name="P9" style:family="paragraph" style:parent-style-name="Heading_20_3">
      <style:paragraph-properties fo:text-align="center" style:justify-single-word="false" fo:orphans="2" fo:widows="2"/>
      <style:text-properties fo:font-variant="normal" fo:text-transform="none" fo:color="#000000" style:font-name="Times New Roman" fo:font-size="12pt" fo:letter-spacing="normal" fo:font-style="normal" fo:font-weight="normal"/>
    </style:style>
    <style:style style:name="P10" style:family="paragraph" style:parent-style-name="Preformatted_20_Text">
      <style:paragraph-properties fo:orphans="2" fo:widows="2"/>
      <style:text-properties fo:font-variant="normal" fo:text-transform="none" fo:color="#000000" fo:letter-spacing="normal"/>
    </style:style>
    <style:style style:name="P11" style:family="paragraph" style:parent-style-name="Preformatted_20_Text">
      <style:paragraph-properties fo:margin-top="0in" fo:margin-bottom="0.1965in" fo:orphans="2" fo:widows="2"/>
      <style:text-properties fo:font-variant="normal" fo:text-transform="none" fo:color="#000000" fo:letter-spacing="normal"/>
    </style:style>
    <style:style style:name="P12" style:family="paragraph" style:parent-style-name="Horizontal_20_Line">
      <style:paragraph-properties fo:text-align="center" style:justify-single-word="false" fo:orphans="2" fo:widows="2"/>
    </style:style>
    <style:style style:name="T1" style:family="text">
      <style:text-properties fo:font-weight="bold"/>
    </style:style>
    <style:style style:name="T2" style:family="text">
      <style:text-properties fo:font-size="14pt"/>
    </style:style>
    <style:style style:name="T3" style:family="text">
      <style:text-properties style:text-underline-style="solid" style:text-underline-width="auto" style:text-underline-color="font-color"/>
    </style:style>
    <style:style style:name="T4" style:family="text">
      <style:text-properties fo:font-size="12pt"/>
    </style:style>
    <style:style style:name="T5" style:family="text">
      <style:text-properties fo:font-size="12pt" fo:font-weight="bold"/>
    </style:style>
    <style:style style:name="T6" style:family="text">
      <style:text-properties style:font-name="Times New Roman" fo:font-size="12pt" fo:font-style="normal" fo:font-weight="normal"/>
    </style:style>
    <style:style style:name="T7" style:family="text">
      <style:text-properties fo:font-variant="normal" fo:text-transform="none" fo:color="#000000" style:font-name="Times New Roman" fo:font-size="12pt" fo:letter-spacing="normal"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pecial Topics in Statistical Natural Language Processing</text:span><text:line-break/><text:span text:style-name="T2"><text:line-break/>CIS*6650_01 (Fall 2011)</text:span></text:p>
      <text:p text:style-name="P12"/>
      <text:p text:style-name="P5"><text:line-break/><text:span text:style-name="T3">Assignment Two</text:span> <text:span text:style-name="T4"><text:line-break/><text:line-break/></text:span><text:span text:style-name="T5">Due: </text:span><text:span text:style-name="T4">October 25, 2010 by midnight</text:span></text:p>
      <text:p text:style-name="P4"/>
      <text:p text:style-name="P4"><text:span text:style-name="T7">In this exercise, you are required to implement an information retrieval system for a collection of news articles. Both sets of documents and queries are tagged in SGML, very much similar to the sample you used for Assignment One. As a result, you can use your scanner to break these documents into a set of tokens. In addition, you need to normalize all words into lower cases and remove unnecessary punctuations (except hyphens in hyphenated words and apostrophes in apostrophized words). Furthermore, you should remove all numbers and stopwords such as "the", "a", and "on". A reasonably complete list of stopwords are available </text:span><text:a xlink:type="simple" xlink:href="http://moodle.socs.uoguelph.ca/pluginfile.php/8775/mod_resource/content/1/stopwords.txt">here</text:a><text:span text:style-name="T7">. To further reduce the number of word types for information retrieval, you should break a hyphenated word into individual words. For example, you will split "home-sweet-home" into three tokens: "home", "sweet", and "home". However, if a hyphenated word contains only two parts and one of them is less than three letters, you should keep it as a token (e.g., "p-stem" and "cell-a4"). Such tokens are common in the science domain and we would keep them together as individual tokens. </text:span></text:p>
      <text:h text:style-name="P8" text:outline-level="3">Data Files</text:h>
      <text:p text:style-name="P4"><text:span text:style-name="T7">The set of documents is available as file </text:span><text:a xlink:type="simple" xlink:href="http://moodle.socs.uoguelph.ca/pluginfile.php/8775/mod_resource/content/1/documents.txt.gz">documents.txt</text:a><text:span text:style-name="T7">, and after scanning, you generate an output file "documents.out" that should be structured as follows:</text:span></text:p>
      <text:p text:style-name="P10"><text:s text:c="3"/></text:p>
      <text:p text:style-name="P10"><text:s text:c="8"/><text:span text:style-name="T6">$DOC &lt;docid&gt;</text:span></text:p>
      <text:p text:style-name="P10"><text:s text:c="8"/><text:span text:style-name="T6">$TITLE</text:span></text:p>
      <text:p text:style-name="P10"><text:s text:c="8"/><text:span text:style-name="T6">&lt;line1&gt;</text:span></text:p>
      <text:p text:style-name="P10"><text:s text:c="8"/><text:span text:style-name="T6">&lt;line2&gt;</text:span></text:p>
      <text:p text:style-name="P10"><text:s text:c="8"/><text:span text:style-name="T6">...</text:span></text:p>
      <text:p text:style-name="P10"><text:s text:c="8"/><text:span text:style-name="T6">$BODY</text:span></text:p>
      <text:p text:style-name="P10"><text:s text:c="8"/><text:span text:style-name="T6">&lt;line1&gt;</text:span></text:p>
      <text:p text:style-name="P10"><text:s text:c="8"/><text:span text:style-name="T6">&lt;line2&gt;</text:span></text:p>
      <text:p text:style-name="P10"><text:s text:c="8"/><text:span text:style-name="T6">...</text:span></text:p>
      <text:p text:style-name="P10"><text:s text:c="8"/><text:span text:style-name="T6">$DOC &lt;docid&gt;</text:span></text:p>
      <text:p text:style-name="P10"><text:s text:c="8"/><text:span text:style-name="T6">$TITLE</text:span></text:p>
      <text:p text:style-name="P10"><text:s text:c="8"/><text:span text:style-name="T6">&lt;line1&gt;</text:span></text:p>
      <text:p text:style-name="P10"><text:s text:c="8"/><text:span text:style-name="T6">&lt;line2&gt;</text:span></text:p>
      <text:p text:style-name="P10"><text:s text:c="8"/><text:span text:style-name="T6">...</text:span></text:p>
      <text:p text:style-name="P10"><text:s text:c="8"/><text:span text:style-name="T6">$BODY</text:span></text:p>
      <text:p text:style-name="P10"><text:s text:c="8"/><text:span text:style-name="T6">&lt;line1&gt;</text:span></text:p>
      <text:p text:style-name="P10"><text:soft-page-break/><text:s text:c="8"/><text:span text:style-name="T6">&lt;line2&gt;</text:span></text:p>
      <text:p text:style-name="P11"><text:s text:c="8"/><text:span text:style-name="T6">...</text:span></text:p>
      <text:p text:style-name="P2">Here, $DOC, $TITLE, and $BODY are meta-symbols used to mark the structure of a document, and &lt;docid&gt; is a string that uniquely identifies a document.</text:p>
      <text:p text:style-name="P4"><text:span text:style-name="T7">The set of queries is available as file </text:span><text:a xlink:type="simple" xlink:href="http://moodle.socs.uoguelph.ca/pluginfile.php/8775/mod_resource/content/1/queries.txt.gz">queries.txt</text:a><text:span text:style-name="T7">, and after scanning, you generate an output file "queries.out" that should be structured in a similar format:</text:span></text:p>
      <text:p text:style-name="P10"><text:s text:c="8"/><text:span text:style-name="T6">$QRY &lt;qryid&gt;</text:span></text:p>
      <text:p text:style-name="P10"><text:s text:c="8"/><text:span text:style-name="T6">$TITLE</text:span></text:p>
      <text:p text:style-name="P10"><text:s text:c="8"/><text:span text:style-name="T6">&lt;line1&gt;</text:span></text:p>
      <text:p text:style-name="P10"><text:s text:c="8"/><text:span text:style-name="T6">&lt;line2&gt;</text:span></text:p>
      <text:p text:style-name="P10"><text:s text:c="8"/><text:span text:style-name="T6">...</text:span></text:p>
      <text:p text:style-name="P10"><text:s text:c="8"/><text:span text:style-name="T6">$DESC</text:span></text:p>
      <text:p text:style-name="P10"><text:s text:c="8"/><text:span text:style-name="T6">&lt;line1&gt;</text:span></text:p>
      <text:p text:style-name="P10"><text:s text:c="8"/><text:span text:style-name="T6">&lt;line2&gt;</text:span></text:p>
      <text:p text:style-name="P10"><text:s text:c="8"/><text:span text:style-name="T6">...</text:span></text:p>
      <text:p text:style-name="P10"><text:s text:c="8"/><text:span text:style-name="T6">$NARR</text:span></text:p>
      <text:p text:style-name="P10"><text:s text:c="8"/><text:span text:style-name="T6">&lt;line1&gt;</text:span></text:p>
      <text:p text:style-name="P10"><text:s text:c="8"/><text:span text:style-name="T6">&lt;line2&gt;</text:span></text:p>
      <text:p text:style-name="P11"><text:s text:c="8"/><text:span text:style-name="T6">...</text:span></text:p>
      <text:p text:style-name="P2">Again, $QRY, $TITLE, $DESC, and $NARR are meta-symbols used to mark the structure of a query. Among them, $TITLE is usually very brief, $DESC is a bit verbose, and $NARR is the most detailed form. As a user, you can enter any of these forms to compare the search results. It's been shown that for the web search, the average query length is very short, about 3 words per query. Nevertheless, some people do enter long queries in order to get more precise results. </text:p>
      <text:h text:style-name="P8" text:outline-level="3">Offline Processing</text:h>
      <text:p text:style-name="P2">To build an information retrieval system, you need to develop two sets of code: one for offline processing and one for online processing. For the offline processing, we take the set of documents in "documents.out" as input, and produce three output files: "dictionary.txt", "postings.txt", and "docids.txt". Since we don't know how many terms are in a collection, and for each term, how many occurrences it appears in the documents, we need to use some dynamic data structures for recording such information. More specifically, we can use a binary search tree (or AVL tree for a better performance) for maintaining terms, and for each term, we use a linked list for maintaining all occurrences of the term in the documents. Note that if you are using C++ or Java and are familiar with hashmaps and vectors, you can also use these dynamic structures to replace the binary search tree and linked lists.</text:p>
      <text:p text:style-name="P2">As you read each document in order: for each term in the document, you will add it to the binary search tree if it doesn't exist. Each term is connected to a linked list where each node contains a document number "docno" and the frequency in which the term occurs in the corresponding document. In addition, we need to maintain another array that records the docids and their starting positions in the input file "documents.out" so that we can display the content of a document once it is selected as the search result. Here, docno is simply the index for the corresponding entry numbered from 0, 1, 2, and so on.</text:p>
      <text:p text:style-name="P2"><text:soft-page-break/>Once all the documents are processed, we can generate three output files from these internal data structures. File "dictionary.txt" contains all the terms in the binary search tree along with the number of documents in which they occur. These terms will be stored sequentially in the alphabetical order based on the following format:</text:p>
      <text:p text:style-name="P10"><text:s text:c="8"/><text:span text:style-name="T6">&lt;total number of terms&gt;</text:span></text:p>
      <text:p text:style-name="P10"><text:s text:c="8"/><text:span text:style-name="T6">&lt;term1&gt; &lt;document-frequency1&gt;</text:span></text:p>
      <text:p text:style-name="P10"><text:s text:c="8"/><text:span text:style-name="T6">&lt;term2&gt; &lt;document-frequency2&gt;</text:span></text:p>
      <text:p text:style-name="P11"><text:s text:c="8"/><text:span text:style-name="T6">...</text:span></text:p>
      <text:p text:style-name="P2">File "postings.txt" is the collection of the contents in the linked lists and is ordered according to the corresponding terms in the following format:</text:p>
      <text:p text:style-name="P10"><text:s text:c="8"/><text:span text:style-name="T6">&lt;total number of entries&gt;</text:span></text:p>
      <text:p text:style-name="P10"><text:s text:c="8"/><text:span text:style-name="T6">&lt;docno1&gt; &lt;term-frequency1&gt;</text:span></text:p>
      <text:p text:style-name="P10"><text:s text:c="8"/><text:span text:style-name="T6">&lt;docno2&gt; &lt;term-frequency2&gt;</text:span></text:p>
      <text:p text:style-name="P11"><text:s text:c="8"/><text:span text:style-name="T6">...</text:span></text:p>
      <text:p text:style-name="P2">File "docids.txt" is the set of docid's along with their starting positions in the input file and is structure as follows:</text:p>
      <text:p text:style-name="P10"><text:s text:c="8"/><text:span text:style-name="T6">&lt;total number of documents&gt;</text:span></text:p>
      <text:p text:style-name="P10"><text:s text:c="8"/><text:span text:style-name="T6">&lt;docid1&gt; &lt;start-position1&gt;</text:span></text:p>
      <text:p text:style-name="P10"><text:s text:c="8"/><text:span text:style-name="T6">&lt;docid2&gt; &lt;start-position2&gt;</text:span></text:p>
      <text:p text:style-name="P11"><text:s text:c="8"/><text:span text:style-name="T6">...</text:span></text:p>
      <text:p text:style-name="P4"/>
      <text:h text:style-name="P8" text:outline-level="3">Online Processing</text:h>
      <text:p text:style-name="P2">For the online processing, we will load the three output files generated by the offline processing into memory so that they can be searched efficiently. Since we now know the total number of terms in "dictionary.txt" and the total number of entries in "postings.txt", we will store them into two static arrays: "dictionary" is now a list of terms along with their starting positions in the "postings" array, and "postings" is still a list of docno and the corresponding term frequency in that document. Note that for each term in the dictionary, we have changed the document frequency to a starting position in the "postings" array. We can simply add all the document frequency values processed so far to get the current starting position in the "postings" array for each new term. Later, if we need the document frequency value, we will compute the difference with the starting position of the next consecutive term. For example, if the current position is 100 and the new term is "abc" with the document frequency of 5, the term "abc" and the current position of 100 will be stored in the "dictionary" array. After that, the new current position will be increased to 105. Later, we can do subtraction of (105 - 100) to get the document frequency of 5 for the term "abc".</text:p>
      <text:p text:style-name="P2">Note that we use "docno" in the "postings" array. To get the corresponding "docid", we need to load "docids.txt" into another array with the same structure. Then we can use "docno" as the index to retrieve the corresponding "docid" and its starting position in file "documents.out" to retrieve the related document from the input file.</text:p>
      <text:p text:style-name="P2">Once these three files are loaded into the memory, the system will enter a loop where we can take a query at a time and return the search result to the user, or the user can enter "q" or "quit" to terminate the loop. In displaying the search result, you should show the titles of the top 10 documents first, and <text:soft-page-break/>give the user an option of viewing the details of the specific document or move forward or backward for another 10 documents or start a new search. As mentioned earlier, you can use any of the queries in the given file "queries.out" and try different kinds of queries (such as title, desc, or narr) in your testing.</text:p>
      <text:p text:style-name="P2">To actually search for relevant documents for a given query, you will need to implement an information retrieval model. For this assignment, you can use either the vector space model or the language model. The detailed formulas for these models are described in the lecture notes. </text:p>
      <text:h text:style-name="P8" text:outline-level="3">Makefile</text:h>
      <text:p text:style-name="P4"><text:span text:style-name="T7">You are responsible for writing a Makefile to compile this system. Typing "</text:span><text:span text:style-name="Teletype"><text:span text:style-name="T7">make</text:span></text:span><text:span text:style-name="T7">" or "</text:span><text:span text:style-name="Teletype"><text:span text:style-name="T7">make all</text:span></text:span><text:span text:style-name="T7">" should result in the compilation of all required components with the result being your programs:</text:span><text:span text:style-name="Teletype"><text:span text:style-name="T7">indexer</text:span></text:span><text:span text:style-name="T7"> for offline processing and </text:span><text:span text:style-name="Teletype"><text:span text:style-name="T7">retriever</text:span></text:span><text:span text:style-name="T7"> for online processing. You should ensure that all required dependencies are specified correctly. </text:span></text:p>
      <text:h text:style-name="P8" text:outline-level="3">README</text:h>
      <text:p text:style-name="P2">README is a commonly-used file for external documentation in which you can describe the problem you are solving; assumptions and limitations of your solution; build and test instructions; a test plan for verifying the correctness of your implmentation; and possible improvements for future. <text:line-break/></text:p>
      <text:h text:style-name="P9" text:outline-level="3">Deliverables</text:h>
      <text:list xml:id="list606369598" text:style-name="L1">
        <text:list-item>
          <text:p text:style-name="P7"><text:span text:style-name="T7">All source code required to compile and execute your </text:span><text:span text:style-name="Teletype"><text:span text:style-name="T7">indexer</text:span></text:span><text:span text:style-name="T7"> and </text:span><text:span text:style-name="Teletype"><text:span text:style-name="T7">retriever</text:span></text:span><text:span text:style-name="T7"> programs.</text:span></text:p>
        </text:list-item>
        <text:list-item>
          <text:p text:style-name="P6">All the test files.</text:p>
        </text:list-item>
        <text:list-item>
          <text:p text:style-name="P6">Makefile</text:p>
        </text:list-item>
        <text:list-item>
          <text:p text:style-name="P7"><text:span text:style-name="T7">The required </text:span><text:span text:style-name="Teletype"><text:span text:style-name="T7">README</text:span></text:span><text:span text:style-name="T7"> file containing any instructions and notes for testing your programs.</text:span></text:p>
        </text:list-item>
        <text:list-item>
          <text:p text:style-name="P3">Tar and gzip all of your files into one compressed file and drop it at the course website on moodle by the due tim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ochen Zhou</meta:initial-creator>
    <meta:creation-date>2011-10-20T12:52:36</meta:creation-date>
    <meta:printed-by>Haochen Zhou</meta:printed-by>
    <meta:print-date>2011-10-20T12:53:01</meta:print-date>
    <meta:document-statistic meta:table-count="0" meta:image-count="0" meta:object-count="0" meta:page-count="4" meta:paragraph-count="74" meta:word-count="1382" meta:character-count="8621"/>
    <dc:date>2011-10-20T13:30:49</dc:date>
    <dc:creator>Haochen Zhou</dc:creator>
    <meta:editing-duration>PT00H23M03S</meta:editing-duration>
    <meta:editing-cycles>1</meta:editing-cycles>
    <meta:generator>OpenOffice.org/3.2$Linux OpenOffice.org_project/320m19$Build-9505</meta:generator>
  </office:meta>
</office:document-meta>
</file>